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8cm" draw:fill="solid" draw:fill-color="#6b2394" draw:textarea-horizontal-align="center" draw:textarea-vertical-align="middl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family="'DejaVu Sans Mono'" style:font-family-generic="swiss" style:font-pitch="fixed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2.5cm" svg:height="0.5cm" svg:x="1.5cm" svg:y="6cm">
          <text:p text:style-name="P1"><text:span text:style-name="T1">dev 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.5cm" svg:height="0.5cm" svg:x="5.5cm" svg:y="6cm">
          <text:p text:style-name="P1"><text:span text:style-name="T1">dev 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2.5cm" svg:height="1cm" svg:x="5.5cm" svg:y="2cm">
          <text:p text:style-name="P2"><text:span text:style-name="T1">blessed</text:span></text:p>
          <text:p text:style-name="P2"><text:span text:style-name="T1">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5" draw:layer="layout" svg:width="2.5cm" svg:height="0.5cm" svg:x="1.5cm" svg:y="2cm">
          <text:p text:style-name="P3"><text:span text:style-name="T1">inte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6.75cm" svg:y1="3cm" svg:x2="2.75cm" svg:y2="6cm" draw:start-shape="id1" draw:start-glue-point="2" draw:end-shape="id2" draw:end-glue-point="0" svg:d="m6750 3000-4000 3000">
          <text:p/>
        </draw:connector>
        <draw:connector draw:style-name="gr4" draw:text-style-name="P3" draw:layer="layout" draw:type="line" svg:x1="6.75cm" svg:y1="3cm" svg:x2="6.75cm" svg:y2="6cm" draw:start-shape="id1" draw:start-glue-point="2" draw:end-shape="id3" draw:end-glue-point="0" svg:d="m6750 3000v3000">
          <text:p/>
        </draw:connector>
        <draw:custom-shape draw:style-name="gr5" draw:text-style-name="P2" draw:id="id4" draw:layer="layout" svg:width="2.5cm" svg:height="0.5cm" svg:x="1.5cm" svg:y="4cm">
          <text:p text:style-name="P1"><text:span text:style-name="T1">lieuten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6" draw:layer="layout" svg:width="2.5cm" svg:height="0.5cm" svg:x="3cm" svg:y="3cm">
          <text:p text:style-name="P1"><text:span text:style-name="T1">lieuten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2.75cm" svg:y1="6cm" svg:x2="2.75cm" svg:y2="4.5cm" draw:start-shape="id2" draw:start-glue-point="0" draw:end-shape="id4" draw:end-glue-point="2" svg:d="m2750 6000v-1500">
          <text:p/>
        </draw:connector>
        <draw:connector draw:style-name="gr4" draw:text-style-name="P3" draw:layer="layout" draw:type="line" svg:x1="2.75cm" svg:y1="4cm" svg:x2="2.75cm" svg:y2="2.5cm" draw:start-shape="id4" draw:start-glue-point="0" draw:end-shape="id5" draw:end-glue-point="2" svg:d="m2750 4000v-1500">
          <text:p/>
        </draw:connector>
        <draw:connector draw:style-name="gr4" draw:text-style-name="P3" draw:layer="layout" draw:type="line" svg:x1="4.25cm" svg:y1="3cm" svg:x2="2.75cm" svg:y2="2.5cm" draw:start-shape="id6" draw:start-glue-point="0" draw:end-shape="id5" draw:end-glue-point="2" svg:d="m4250 3000-1500-500">
          <text:p/>
        </draw:connector>
        <draw:connector draw:style-name="gr4" draw:text-style-name="P3" draw:layer="layout" draw:type="line" svg:x1="6.75cm" svg:y1="6cm" svg:x2="4.25cm" svg:y2="3.5cm" draw:start-shape="id3" draw:start-glue-point="0" draw:end-shape="id6" draw:end-glue-point="2" svg:d="m6750 6000-2500-2500">
          <text:p/>
        </draw:connector>
        <draw:connector draw:style-name="gr4" draw:text-style-name="P3" draw:layer="layout" draw:type="line" svg:x1="4cm" svg:y1="2.25cm" svg:x2="5.5cm" svg:y2="2.5cm" draw:start-shape="id5" draw:start-glue-point="1" draw:end-shape="id1" draw:end-glue-point="3" svg:d="m4000 2250 1500 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0:40:27</dc:date>
    <meta:editing-duration>PT00H12M08S</meta:editing-duration>
    <meta:editing-cycles>5</meta:editing-cycles>
    <meta:generator>OpenOffice.org/3.1$Unix OpenOffice.org_project/310m19$Build-9420</meta:generator>
    <meta:document-statistic meta:object-count="13"/>
  </office:meta>
</office:document-meta>
</file>